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49953" officeooo:paragraph-rsid="00049953"/>
    </style:style>
    <style:style style:name="P2" style:family="paragraph" style:parent-style-name="Standard">
      <style:text-properties officeooo:rsid="0004a41a" officeooo:paragraph-rsid="0004a41a"/>
    </style:style>
    <style:style style:name="P3" style:family="paragraph" style:parent-style-name="Standard">
      <style:text-properties officeooo:rsid="0004d6ae" officeooo:paragraph-rsid="0004d6ae"/>
    </style:style>
    <style:style style:name="T1" style:family="text">
      <style:text-properties officeooo:rsid="0004a41a"/>
    </style:style>
    <style:style style:name="T2" style:family="text">
      <style:text-properties officeooo:rsid="0004d6ae"/>
    </style:style>
    <style:style style:name="T3" style:family="text">
      <style:text-properties officeooo:rsid="00063d54"/>
    </style:style>
    <style:style style:name="T4" style:family="text">
      <style:text-properties officeooo:rsid="000675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(1) </text:span>Slide Motivation: Circadian clock is central to plant development and physiology.<text:line-break/><text:tab/><text:tab/> <text:s text:c="5"/>Circadian clock is not fully autonomous instead it receives inputs from light signalling and temperature and hormones. We focus on light. </text:p>
      <text:p text:style-name="P1"><text:tab/><text:tab/> <text:s text:c="5"/>Central regulators of the circadian clock have been analysed individually using ChIP-seq data. </text:p>
      <text:p text:style-name="P1"><text:tab/><text:tab/> <text:s text:c="5"/>It is imperative to apply integrative molecular systems biology techniques. </text:p>
      <text:p text:style-name="P1"/>
      <text:p text:style-name="P1"><text:span text:style-name="T1">(2) </text:span>Slide Data collection and network construction for co-expression.</text:p>
      <text:p text:style-name="P1"/>
      <text:p text:style-name="P3">Possible pipeline analysis for ChIP-seq data. ??? (Una sola transparencia)</text:p>
      <text:p text:style-name="P1"/>
      <text:p text:style-name="P1"><text:span text:style-name="T1">(3) </text:span>Slide Data collection and transcriptional network construction. <text:span text:style-name="T1">Visualize network identify cluster of co-expression + GO enrichment for each cluster + identify TFs</text:span></text:p>
      <text:p text:style-name="P1"/>
      <text:p text:style-name="P2">(4) Slide Topological Analysis: ultra-small world and hubs not randomly dristributed. (GO enrichment of hubs????).</text:p>
      <text:p text:style-name="P2"/>
      <text:p text:style-name="P2">(5,<text:span text:style-name="T2">6,7,8</text:span>) Slide Introduction to ATTRACTOR as an enable technology for the exploration and analysis of a transcriptional network integrating circadian clock and light signalling including the :</text:p>
      <text:p text:style-name="P2"/>
      <text:p text:style-name="P2">* Visualize individual genes with their targets and peaks regulating its expression and TFBS in their promoters. A temptave sign is assigned. Examples that validate our approach. </text:p>
      <text:p text:style-name="P2">* Visualize set of genes + GO enrichment.</text:p>
      <text:p text:style-name="P2"/>
      <text:p text:style-name="P2">* Analysis of coordin<text:span text:style-name="T2">a</text:span>ted orchestrated synchro<text:span text:style-name="T2">nized</text:span> regulation of several transcription factors over their target<text:span text:style-name="T2">s</text:span>: analysis of significance, analysis <text:span text:style-name="T2">of signifcance of overlapping peaks, GO analysis, KEGG pathways, enrichment over specific expression patterns.</text:span></text:p>
      <text:p text:style-name="P2"/>
      <text:p text:style-name="P2">* <text:span text:style-name="T4">Transcription factors targets are not randomly distributed instead they exhibit specific expression patterns. </text:span></text:p>
      <text:p text:style-name="P2"/>
      <text:p text:style-name="P2">* <text:span text:style-name="T4">Enrichment of transcription factor binding sites</text:span></text:p>
      <text:p text:style-name="P2"/>
      <text:p text:style-name="P3">(8) Network motifs: definition and computation</text:p>
      <text:p text:style-name="P3"/>
      <text:p text:style-name="P3">(9) Description of the most relevant network motif identified.</text:p>
      <text:p text:style-name="P3"/>
      <text:p text:style-name="P3">(10) First insta<text:span text:style-name="T3">n</text:span>ce</text:p>
      <text:p text:style-name="P3"/>
      <text:p text:style-name="P3">(11) Second instance</text:p>
      <text:p text:style-name="P3"/>
      <text:p text:style-name="P3">(12) Third instance</text:p>
      <text:p text:style-name="P3"/>
      <text:p text:style-name="P3">(13) Conclusions and discussions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13:01:02.539223171</meta:creation-date>
    <dc:date>2019-05-21T13:59:40.605654591</dc:date>
    <meta:editing-duration>PT42M48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256" meta:character-count="1876" meta:non-whitespace-character-count="1610"/>
  </office:meta>
</office:document-meta>
</file>